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677.37pt" svg:height="396.06pt" svg:x="294.63pt" svg:y="21.09pt">
            <loext:p draw:notify-on-update-of-ranges="data.C1:data.C2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1.91pt" svg:height="336.56pt" svg:x="297.75pt" svg:y="432.17pt">
            <loext:p draw:notify-on-update-of-ranges="data.D1:data.D2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55" calcext:value-type="float">
            <text:p>0.55</text:p>
          </table:table-cell>
          <table:table-cell office:value-type="float" office:value="-1.00873" calcext:value-type="float">
            <text:p>-1.0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57" calcext:value-type="float">
            <text:p>0.05757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0.48667" calcext:value-type="float">
            <text:p>0.48667</text:p>
          </table:table-cell>
          <table:table-cell office:value-type="float" office:value="-0.99127" calcext:value-type="float">
            <text:p>-0.99127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" calcext:value-type="float">
            <text:p>0</text:p>
          </table:table-cell>
          <table:table-cell office:value-type="float" office:value="0.24508" calcext:value-type="float">
            <text:p>0.24508</text:p>
          </table:table-cell>
          <table:table-cell office:value-type="float" office:value="-1" calcext:value-type="float">
            <text:p>-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1.15784" calcext:value-type="float">
            <text:p>1.15784</text:p>
          </table:table-cell>
          <table:table-cell office:value-type="float" office:value="0.17453" calcext:value-type="float">
            <text:p>0.17453</text:p>
          </table:table-cell>
          <table:table-cell office:value-type="float" office:value="-0.72362" calcext:value-type="float">
            <text:p>-0.72362</text:p>
          </table:table-cell>
          <table:table-cell office:value-type="float" office:value="-1.17453" calcext:value-type="float">
            <text:p>-1.17453</text:p>
          </table:table-cell>
          <table:table-cell office:value-type="float" office:value="0.02985" calcext:value-type="float">
            <text:p>0.02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2985" calcext:value-type="float">
            <text:p>0.029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2985" calcext:value-type="float">
            <text:p>0.02985</text:p>
          </table:table-cell>
        </table:table-row>
        <table:table-row table:style-name="ro1">
          <table:table-cell office:value-type="float" office:value="1.11306" calcext:value-type="float">
            <text:p>1.11306</text:p>
          </table:table-cell>
          <table:table-cell office:value-type="float" office:value="-0.6545" calcext:value-type="float">
            <text:p>-0.6545</text:p>
          </table:table-cell>
          <table:table-cell office:value-type="float" office:value="-0.67437" calcext:value-type="float">
            <text:p>-0.67437</text:p>
          </table:table-cell>
          <table:table-cell office:value-type="float" office:value="-0.3455" calcext:value-type="float">
            <text:p>-0.3455</text:p>
          </table:table-cell>
          <table:table-cell office:value-type="float" office:value="0.05211" calcext:value-type="float">
            <text:p>0.05211</text:p>
          </table:table-cell>
        </table:table-row>
        <table:table-row table:style-name="ro1">
          <table:table-cell office:value-type="float" office:value="0.37742" calcext:value-type="float">
            <text:p>0.37742</text:p>
          </table:table-cell>
          <table:table-cell office:value-type="float" office:value="-0.68941" calcext:value-type="float">
            <text:p>-0.68941</text:p>
          </table:table-cell>
          <table:table-cell office:value-type="float" office:value="0.13484" calcext:value-type="float">
            <text:p>0.13484</text:p>
          </table:table-cell>
          <table:table-cell office:value-type="float" office:value="-0.31059" calcext:value-type="float">
            <text:p>-0.31059</text:p>
          </table:table-cell>
          <table:table-cell office:value-type="float" office:value="0.05966" calcext:value-type="float">
            <text:p>0.059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5966" calcext:value-type="float">
            <text:p>0.059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5966" calcext:value-type="float">
            <text:p>0.05966</text:p>
          </table:table-cell>
        </table:table-row>
        <table:table-row table:style-name="ro1">
          <table:table-cell office:value-type="float" office:value="0.99365" calcext:value-type="float">
            <text:p>0.99365</text:p>
          </table:table-cell>
          <table:table-cell office:value-type="float" office:value="-2.75762" calcext:value-type="float">
            <text:p>-2.75762</text:p>
          </table:table-cell>
          <table:table-cell office:value-type="float" office:value="-0.54302" calcext:value-type="float">
            <text:p>-0.54302</text:p>
          </table:table-cell>
          <table:table-cell office:value-type="float" office:value="1.75762" calcext:value-type="float">
            <text:p>1.75762</text:p>
          </table:table-cell>
          <table:table-cell office:value-type="float" office:value="0.07953" calcext:value-type="float">
            <text:p>0.07953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-0.95993" calcext:value-type="float">
            <text:p>-0.959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-0.04007" calcext:value-type="float">
            <text:p>-0.04007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794" calcext:value-type="float">
            <text:p>0.0794</text:p>
          </table:table-cell>
        </table:table-row>
        <table:table-row table:style-name="ro1">
          <table:table-cell office:value-type="float" office:value="0.07037" calcext:value-type="float">
            <text:p>0.07037</text:p>
          </table:table-cell>
          <table:table-cell office:value-type="float" office:value="-3.41212" calcext:value-type="float">
            <text:p>-3.41212</text:p>
          </table:table-cell>
          <table:table-cell office:value-type="float" office:value="0.4726" calcext:value-type="float">
            <text:p>0.4726</text:p>
          </table:table-cell>
          <table:table-cell office:value-type="float" office:value="2.41212" calcext:value-type="float">
            <text:p>2.41212</text:p>
          </table:table-cell>
          <table:table-cell office:value-type="float" office:value="0.0808" calcext:value-type="float">
            <text:p>0.0808</text:p>
          </table:table-cell>
        </table:table-row>
        <table:table-row table:style-name="ro1">
          <table:table-cell office:value-type="float" office:value="0.17698" calcext:value-type="float">
            <text:p>0.17698</text:p>
          </table:table-cell>
          <table:table-cell office:value-type="float" office:value="-0.59341" calcext:value-type="float">
            <text:p>-0.59341</text:p>
          </table:table-cell>
          <table:table-cell office:value-type="float" office:value="0.35532" calcext:value-type="float">
            <text:p>0.35532</text:p>
          </table:table-cell>
          <table:table-cell office:value-type="float" office:value="-0.40659" calcext:value-type="float">
            <text:p>-0.40659</text:p>
          </table:table-cell>
          <table:table-cell office:value-type="float" office:value="0.07731" calcext:value-type="float">
            <text:p>0.077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7731" calcext:value-type="float">
            <text:p>0.077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7731" calcext:value-type="float">
            <text:p>0.07731</text:p>
          </table:table-cell>
        </table:table-row>
        <table:table-row table:style-name="ro1">
          <table:table-cell office:value-type="float" office:value="0.1386" calcext:value-type="float">
            <text:p>0.1386</text:p>
          </table:table-cell>
          <table:table-cell office:value-type="float" office:value="-2.03331" calcext:value-type="float">
            <text:p>-2.03331</text:p>
          </table:table-cell>
          <table:table-cell office:value-type="float" office:value="0.39754" calcext:value-type="float">
            <text:p>0.39754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08004" calcext:value-type="float">
            <text:p>0.08004</text:p>
          </table:table-cell>
        </table:table-row>
        <table:table-row table:style-name="ro1">
          <table:table-cell office:value-type="float" office:value="0.84226" calcext:value-type="float">
            <text:p>0.84226</text:p>
          </table:table-cell>
          <table:table-cell office:value-type="float" office:value="-0.74176" calcext:value-type="float">
            <text:p>-0.74176</text:p>
          </table:table-cell>
          <table:table-cell office:value-type="float" office:value="-0.37649" calcext:value-type="float">
            <text:p>-0.37649</text:p>
          </table:table-cell>
          <table:table-cell office:value-type="float" office:value="-0.25824" calcext:value-type="float">
            <text:p>-0.25824</text:p>
          </table:table-cell>
          <table:table-cell office:value-type="float" office:value="0.09657" calcext:value-type="float">
            <text:p>0.09657</text:p>
          </table:table-cell>
        </table:table-row>
        <table:table-row table:style-name="ro1">
          <table:table-cell office:value-type="float" office:value="0.33477" calcext:value-type="float">
            <text:p>0.33477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18175" calcext:value-type="float">
            <text:p>0.18175</text:p>
          </table:table-cell>
          <table:table-cell office:value-type="float" office:value="-1.02618" calcext:value-type="float">
            <text:p>-1.02618</text:p>
          </table:table-cell>
          <table:table-cell office:value-type="float" office:value="0.10316" calcext:value-type="float">
            <text:p>0.103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316" calcext:value-type="float">
            <text:p>0.103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316" calcext:value-type="float">
            <text:p>0.10316</text:p>
          </table:table-cell>
        </table:table-row>
        <table:table-row table:style-name="ro1">
          <table:table-cell office:value-type="float" office:value="0.84226" calcext:value-type="float">
            <text:p>0.84226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-0.37649" calcext:value-type="float">
            <text:p>-0.37649</text:p>
          </table:table-cell>
          <table:table-cell office:value-type="float" office:value="-1.13963" calcext:value-type="float">
            <text:p>-1.13963</text:p>
          </table:table-cell>
          <table:table-cell office:value-type="float" office:value="0.11977" calcext:value-type="float">
            <text:p>0.11977</text:p>
          </table:table-cell>
        </table:table-row>
        <table:table-row table:style-name="ro1">
          <table:table-cell office:value-type="float" office:value="0.12154" calcext:value-type="float">
            <text:p>0.12154</text:p>
          </table:table-cell>
          <table:table-cell office:value-type="float" office:value="-0.74176" calcext:value-type="float">
            <text:p>-0.74176</text:p>
          </table:table-cell>
          <table:table-cell office:value-type="float" office:value="0.4163" calcext:value-type="float">
            <text:p>0.4163</text:p>
          </table:table-cell>
          <table:table-cell office:value-type="float" office:value="-0.25824" calcext:value-type="float">
            <text:p>-0.25824</text:p>
          </table:table-cell>
          <table:table-cell office:value-type="float" office:value="0.11737" calcext:value-type="float">
            <text:p>0.117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737" calcext:value-type="float">
            <text:p>0.117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737" calcext:value-type="float">
            <text:p>0.11737</text:p>
          </table:table-cell>
        </table:table-row>
        <table:table-row table:style-name="ro1">
          <table:table-cell office:value-type="float" office:value="0.12794" calcext:value-type="float">
            <text:p>0.12794</text:p>
          </table:table-cell>
          <table:table-cell office:value-type="float" office:value="-2.33874" calcext:value-type="float">
            <text:p>-2.33874</text:p>
          </table:table-cell>
          <table:table-cell office:value-type="float" office:value="0.40927" calcext:value-type="float">
            <text:p>0.40927</text:p>
          </table:table-cell>
          <table:table-cell office:value-type="float" office:value="1.33874" calcext:value-type="float">
            <text:p>1.33874</text:p>
          </table:table-cell>
          <table:table-cell office:value-type="float" office:value="0.11989" calcext:value-type="float">
            <text:p>0.119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989" calcext:value-type="float">
            <text:p>0.119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989" calcext:value-type="float">
            <text:p>0.11989</text:p>
          </table:table-cell>
        </table:table-row>
        <table:table-row table:style-name="ro1">
          <table:table-cell office:value-type="float" office:value="0.76336" calcext:value-type="float">
            <text:p>0.76336</text:p>
          </table:table-cell>
          <table:table-cell office:value-type="float" office:value="-0.92502" calcext:value-type="float">
            <text:p>-0.92502</text:p>
          </table:table-cell>
          <table:table-cell office:value-type="float" office:value="-0.2897" calcext:value-type="float">
            <text:p>-0.2897</text:p>
          </table:table-cell>
          <table:table-cell office:value-type="float" office:value="-0.07498" calcext:value-type="float">
            <text:p>-0.07498</text:p>
          </table:table-cell>
          <table:table-cell office:value-type="float" office:value="0.10501" calcext:value-type="float">
            <text:p>0.10501</text:p>
          </table:table-cell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-0.33161" calcext:value-type="float">
            <text:p>-0.33161</text:p>
          </table:table-cell>
          <table:table-cell office:value-type="float" office:value="0.24508" calcext:value-type="float">
            <text:p>0.24508</text:p>
          </table:table-cell>
          <table:table-cell office:value-type="float" office:value="-0.66839" calcext:value-type="float">
            <text:p>-0.66839</text:p>
          </table:table-cell>
          <table:table-cell office:value-type="float" office:value="0.11038" calcext:value-type="float">
            <text:p>0.110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038" calcext:value-type="float">
            <text:p>0.110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038" calcext:value-type="float">
            <text:p>0.11038</text:p>
          </table:table-cell>
        </table:table-row>
        <table:table-row table:style-name="ro1">
          <table:table-cell office:value-type="float" office:value="0.88277" calcext:value-type="float">
            <text:p>0.88277</text:p>
          </table:table-cell>
          <table:table-cell office:value-type="float" office:value="-0.35779" calcext:value-type="float">
            <text:p>-0.35779</text:p>
          </table:table-cell>
          <table:table-cell office:value-type="float" office:value="-0.42105" calcext:value-type="float">
            <text:p>-0.42105</text:p>
          </table:table-cell>
          <table:table-cell office:value-type="float" office:value="-0.64221" calcext:value-type="float">
            <text:p>-0.64221</text:p>
          </table:table-cell>
          <table:table-cell office:value-type="float" office:value="0.12755" calcext:value-type="float">
            <text:p>0.12755</text:p>
          </table:table-cell>
        </table:table-row>
        <table:table-row table:style-name="ro1">
          <table:table-cell office:value-type="float" office:value="0.10022" calcext:value-type="float">
            <text:p>0.10022</text:p>
          </table:table-cell>
          <table:table-cell office:value-type="float" office:value="-0.07854" calcext:value-type="float">
            <text:p>-0.07854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-0.92146" calcext:value-type="float">
            <text:p>-0.92146</text:p>
          </table:table-cell>
          <table:table-cell office:value-type="float" office:value="0.12559" calcext:value-type="float">
            <text:p>0.125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2559" calcext:value-type="float">
            <text:p>0.125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2559" calcext:value-type="float">
            <text:p>0.12559</text:p>
          </table:table-cell>
        </table:table-row>
        <table:table-row table:style-name="ro1">
          <table:table-cell office:value-type="float" office:value="0.72285" calcext:value-type="float">
            <text:p>0.72285</text:p>
          </table:table-cell>
          <table:table-cell office:value-type="float" office:value="-0.47124" calcext:value-type="float">
            <text:p>-0.47124</text:p>
          </table:table-cell>
          <table:table-cell office:value-type="float" office:value="-0.24514" calcext:value-type="float">
            <text:p>-0.24514</text:p>
          </table:table-cell>
          <table:table-cell office:value-type="float" office:value="-0.52876" calcext:value-type="float">
            <text:p>-0.52876</text:p>
          </table:table-cell>
          <table:table-cell office:value-type="float" office:value="0.11157" calcext:value-type="float">
            <text:p>0.111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157" calcext:value-type="float">
            <text:p>0.111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157" calcext:value-type="float">
            <text:p>0.11157</text:p>
          </table:table-cell>
        </table:table-row>
        <table:table-row table:style-name="ro1">
          <table:table-cell office:value-type="float" office:value="0.66741" calcext:value-type="float">
            <text:p>0.66741</text:p>
          </table:table-cell>
          <table:table-cell office:value-type="float" office:value="-0.27925" calcext:value-type="float">
            <text:p>-0.27925</text:p>
          </table:table-cell>
          <table:table-cell office:value-type="float" office:value="-0.18415" calcext:value-type="float">
            <text:p>-0.18415</text:p>
          </table:table-cell>
          <table:table-cell office:value-type="float" office:value="-0.72075" calcext:value-type="float">
            <text:p>-0.72075</text:p>
          </table:table-cell>
          <table:table-cell office:value-type="float" office:value="0.09877" calcext:value-type="float">
            <text:p>0.09877</text:p>
          </table:table-cell>
        </table:table-row>
        <table:table-row table:style-name="ro1">
          <table:table-cell office:value-type="float" office:value="0.23455" calcext:value-type="float">
            <text:p>0.23455</text:p>
          </table:table-cell>
          <table:table-cell office:value-type="float" office:value="0.05236" calcext:value-type="float">
            <text:p>0.05236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-1.05236" calcext:value-type="float">
            <text:p>-1.05236</text:p>
          </table:table-cell>
          <table:table-cell office:value-type="float" office:value="0.10325" calcext:value-type="float">
            <text:p>0.103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325" calcext:value-type="float">
            <text:p>0.103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325" calcext:value-type="float">
            <text:p>0.10325</text:p>
          </table:table-cell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-1.76278" calcext:value-type="float">
            <text:p>-1.76278</text:p>
          </table:table-cell>
          <table:table-cell office:value-type="float" office:value="-0.35068" calcext:value-type="float">
            <text:p>-0.35068</text:p>
          </table:table-cell>
          <table:table-cell office:value-type="float" office:value="0.76278" calcext:value-type="float">
            <text:p>0.7627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06184" calcext:value-type="float">
            <text:p>0.06184</text:p>
          </table:table-cell>
          <table:table-cell office:value-type="float" office:value="-0.53233" calcext:value-type="float">
            <text:p>-0.53233</text:p>
          </table:table-cell>
          <table:table-cell office:value-type="float" office:value="0.48198" calcext:value-type="float">
            <text:p>0.48198</text:p>
          </table:table-cell>
          <table:table-cell office:value-type="float" office:value="-0.46767" calcext:value-type="float">
            <text:p>-0.46767</text:p>
          </table:table-cell>
          <table:table-cell office:value-type="float" office:value="0.11782" calcext:value-type="float">
            <text:p>0.117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782" calcext:value-type="float">
            <text:p>0.117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782" calcext:value-type="float">
            <text:p>0.11782</text:p>
          </table:table-cell>
        </table:table-row>
        <table:table-row table:style-name="ro1">
          <table:table-cell office:value-type="float" office:value="0.48616" calcext:value-type="float">
            <text:p>0.48616</text:p>
          </table:table-cell>
          <table:table-cell office:value-type="float" office:value="-1.01229" calcext:value-type="float">
            <text:p>-1.01229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10859" calcext:value-type="float">
            <text:p>0.10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859" calcext:value-type="float">
            <text:p>0.10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859" calcext:value-type="float">
            <text:p>0.10859</text:p>
          </table:table-cell>
        </table:table-row>
        <table:table-row table:style-name="ro1">
          <table:table-cell office:value-type="float" office:value="0.44352" calcext:value-type="float">
            <text:p>0.44352</text:p>
          </table:table-cell>
          <table:table-cell office:value-type="float" office:value="-1.213" calcext:value-type="float">
            <text:p>-1.213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0031" calcext:value-type="float">
            <text:p>0.10031</text:p>
          </table:table-cell>
        </table:table-row>
        <table:table-row table:style-name="ro1">
          <table:table-cell office:value-type="float" office:value="0.29852" calcext:value-type="float">
            <text:p>0.29852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0.22163" calcext:value-type="float">
            <text:p>0.22163</text:p>
          </table:table-cell>
          <table:table-cell office:value-type="float" office:value="-1.13963" calcext:value-type="float">
            <text:p>-1.13963</text:p>
          </table:table-cell>
          <table:table-cell office:value-type="float" office:value="0.10582" calcext:value-type="float">
            <text:p>0.105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582" calcext:value-type="float">
            <text:p>0.105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0582" calcext:value-type="float">
            <text:p>0.10582</text:p>
          </table:table-cell>
        </table:table-row>
        <table:table-row table:style-name="ro1">
          <table:table-cell office:value-type="float" office:value="0.8188" calcext:value-type="float">
            <text:p>0.8188</text:p>
          </table:table-cell>
          <table:table-cell office:value-type="float" office:value="1.80642" calcext:value-type="float">
            <text:p>1.80642</text:p>
          </table:table-cell>
          <table:table-cell office:value-type="float" office:value="-0.35068" calcext:value-type="float">
            <text:p>-0.35068</text:p>
          </table:table-cell>
          <table:table-cell office:value-type="float" office:value="-2.80642" calcext:value-type="float">
            <text:p>-2.80642</text:p>
          </table:table-cell>
          <table:table-cell office:value-type="float" office:value="0.12116" calcext:value-type="float">
            <text:p>0.12116</text:p>
          </table:table-cell>
        </table:table-row>
        <table:table-row table:style-name="ro1">
          <table:table-cell office:value-type="float" office:value="0.10022" calcext:value-type="float">
            <text:p>0.10022</text:p>
          </table:table-cell>
          <table:table-cell office:value-type="float" office:value="0.41015" calcext:value-type="float">
            <text:p>0.41015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-1.41015" calcext:value-type="float">
            <text:p>-1.41015</text:p>
          </table:table-cell>
          <table:table-cell office:value-type="float" office:value="0.11925" calcext:value-type="float">
            <text:p>0.119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925" calcext:value-type="float">
            <text:p>0.119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925" calcext:value-type="float">
            <text:p>0.11925</text:p>
          </table:table-cell>
        </table:table-row>
        <table:table-row table:style-name="ro1">
          <table:table-cell office:value-type="float" office:value="0.02772" calcext:value-type="float">
            <text:p>0.02772</text:p>
          </table:table-cell>
          <table:table-cell office:value-type="float" office:value="-0.01745" calcext:value-type="float">
            <text:p>-0.01745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-0.98255" calcext:value-type="float">
            <text:p>-0.98255</text:p>
          </table:table-cell>
          <table:table-cell office:value-type="float" office:value="0.11872" calcext:value-type="float">
            <text:p>0.11872</text:p>
          </table:table-cell>
        </table:table-row>
        <table:table-row table:style-name="ro1">
          <table:table-cell office:value-type="float" office:value="0.18551" calcext:value-type="float">
            <text:p>0.18551</text:p>
          </table:table-cell>
          <table:table-cell office:value-type="float" office:value="0.20071" calcext:value-type="float">
            <text:p>0.20071</text:p>
          </table:table-cell>
          <table:table-cell office:value-type="float" office:value="0.34594" calcext:value-type="float">
            <text:p>0.34594</text:p>
          </table:table-cell>
          <table:table-cell office:value-type="float" office:value="-1.20071" calcext:value-type="float">
            <text:p>-1.20071</text:p>
          </table:table-cell>
          <table:table-cell office:value-type="float" office:value="0.11517" calcext:value-type="float">
            <text:p>0.115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517" calcext:value-type="float">
            <text:p>0.115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1517" calcext:value-type="float">
            <text:p>0.11517</text:p>
          </table:table-cell>
        </table:table-row>
        <table:table-row table:style-name="ro1">
          <table:table-cell office:value-type="float" office:value="0.31558" calcext:value-type="float">
            <text:p>0.31558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20286" calcext:value-type="float">
            <text:p>0.20286</text:p>
          </table:table-cell>
          <table:table-cell office:value-type="float" office:value="-1.82903" calcext:value-type="float">
            <text:p>-1.82903</text:p>
          </table:table-cell>
          <table:table-cell office:value-type="float" office:value="0.12122" calcext:value-type="float">
            <text:p>0.121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2122" calcext:value-type="float">
            <text:p>0.121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2122" calcext:value-type="float">
            <text:p>0.12122</text:p>
          </table:table-cell>
        </table:table-row>
        <table:table-row table:style-name="ro1">
          <table:table-cell office:value-type="float" office:value="1.22181" calcext:value-type="float">
            <text:p>1.22181</text:p>
          </table:table-cell>
          <table:table-cell office:value-type="float" office:value="-1.27409" calcext:value-type="float">
            <text:p>-1.27409</text:p>
          </table:table-cell>
          <table:table-cell office:value-type="float" office:value="-0.79399" calcext:value-type="float">
            <text:p>-0.79399</text:p>
          </table:table-cell>
          <table:table-cell office:value-type="float" office:value="0.27409" calcext:value-type="float">
            <text:p>0.27409</text:p>
          </table:table-cell>
          <table:table-cell office:value-type="float" office:value="0.14492" calcext:value-type="float">
            <text:p>0.14492</text:p>
          </table:table-cell>
        </table:table-row>
        <table:table-row table:style-name="ro1">
          <table:table-cell office:value-type="float" office:value="0.38808" calcext:value-type="float">
            <text:p>0.38808</text:p>
          </table:table-cell>
          <table:table-cell office:value-type="float" office:value="-0.2618" calcext:value-type="float">
            <text:p>-0.2618</text:p>
          </table:table-cell>
          <table:table-cell office:value-type="float" office:value="0.12311" calcext:value-type="float">
            <text:p>0.12311</text:p>
          </table:table-cell>
          <table:table-cell office:value-type="float" office:value="-0.7382" calcext:value-type="float">
            <text:p>-0.7382</text:p>
          </table:table-cell>
          <table:table-cell office:value-type="float" office:value="0.15246" calcext:value-type="float">
            <text:p>0.152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5246" calcext:value-type="float">
            <text:p>0.152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5246" calcext:value-type="float">
            <text:p>0.15246</text:p>
          </table:table-cell>
        </table:table-row>
        <table:table-row table:style-name="ro1">
          <table:table-cell office:value-type="float" office:value="0.77829" calcext:value-type="float">
            <text:p>0.77829</text:p>
          </table:table-cell>
          <table:table-cell office:value-type="float" office:value="-1.52716" calcext:value-type="float">
            <text:p>-1.52716</text:p>
          </table:table-cell>
          <table:table-cell office:value-type="float" office:value="-0.30612" calcext:value-type="float">
            <text:p>-0.30612</text:p>
          </table:table-cell>
          <table:table-cell office:value-type="float" office:value="0.52716" calcext:value-type="float">
            <text:p>0.52716</text:p>
          </table:table-cell>
          <table:table-cell office:value-type="float" office:value="0.16762" calcext:value-type="float">
            <text:p>0.16762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54978" calcext:value-type="float">
            <text:p>-0.54978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-0.45022" calcext:value-type="float">
            <text:p>-0.45022</text:p>
          </table:table-cell>
          <table:table-cell office:value-type="float" office:value="0.16373" calcext:value-type="float">
            <text:p>0.163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6373" calcext:value-type="float">
            <text:p>0.163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6373" calcext:value-type="float">
            <text:p>0.16373</text:p>
          </table:table-cell>
        </table:table-row>
        <table:table-row table:style-name="ro1">
          <table:table-cell office:value-type="float" office:value="0.4883" calcext:value-type="float">
            <text:p>0.4883</text:p>
          </table:table-cell>
          <table:table-cell office:value-type="float" office:value="-1.8675" calcext:value-type="float">
            <text:p>-1.8675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15433" calcext:value-type="float">
            <text:p>0.15433</text:p>
          </table:table-cell>
        </table:table-row>
        <table:table-row table:style-name="ro1">
          <table:table-cell office:value-type="float" office:value="0.26654" calcext:value-type="float">
            <text:p>0.26654</text:p>
          </table:table-cell>
          <table:table-cell office:value-type="float" office:value="-1.46608" calcext:value-type="float">
            <text:p>-1.46608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46608" calcext:value-type="float">
            <text:p>0.46608</text:p>
          </table:table-cell>
          <table:table-cell office:value-type="float" office:value="0.14929" calcext:value-type="float">
            <text:p>0.149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4929" calcext:value-type="float">
            <text:p>0.149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4929" calcext:value-type="float">
            <text:p>0.14929</text:p>
          </table:table-cell>
        </table:table-row>
        <table:table-row table:style-name="ro1">
          <table:table-cell office:value-type="float" office:value="0.07676" calcext:value-type="float">
            <text:p>0.07676</text:p>
          </table:table-cell>
          <table:table-cell office:value-type="float" office:value="-1.38754" calcext:value-type="float">
            <text:p>-1.38754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38754" calcext:value-type="float">
            <text:p>0.38754</text:p>
          </table:table-cell>
          <table:table-cell office:value-type="float" office:value="0.15072" calcext:value-type="float">
            <text:p>0.15072</text:p>
          </table:table-cell>
        </table:table-row>
        <table:table-row table:style-name="ro1">
          <table:table-cell office:value-type="float" office:value="0.00853" calcext:value-type="float">
            <text:p>0.00853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0.54062" calcext:value-type="float">
            <text:p>0.54062</text:p>
          </table:table-cell>
          <table:table-cell office:value-type="float" office:value="-0.99127" calcext:value-type="float">
            <text:p>-0.99127</text:p>
          </table:table-cell>
          <table:table-cell office:value-type="float" office:value="0.15056" calcext:value-type="float">
            <text:p>0.150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5056" calcext:value-type="float">
            <text:p>0.150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5056" calcext:value-type="float">
            <text:p>0.15056</text:p>
          </table:table-cell>
        </table:table-row>
        <table:table-row table:style-name="ro1">
          <table:table-cell office:value-type="float" office:value="0.52455" calcext:value-type="float">
            <text:p>0.52455</text:p>
          </table:table-cell>
          <table:table-cell office:value-type="float" office:value="0.68941" calcext:value-type="float">
            <text:p>0.6894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1.68941" calcext:value-type="float">
            <text:p>-1.68941</text:p>
          </table:table-cell>
          <table:table-cell office:value-type="float" office:value="0.16033" calcext:value-type="float">
            <text:p>0.16033</text:p>
          </table:table-cell>
        </table:table-row>
        <table:table-row table:style-name="ro1">
          <table:table-cell office:value-type="float" office:value="0.42006" calcext:value-type="float">
            <text:p>0.42006</text:p>
          </table:table-cell>
          <table:table-cell office:value-type="float" office:value="0.97738" calcext:value-type="float">
            <text:p>0.97738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-1.97738" calcext:value-type="float">
            <text:p>-1.97738</text:p>
          </table:table-cell>
          <table:table-cell office:value-type="float" office:value="0.16825" calcext:value-type="float">
            <text:p>0.168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6825" calcext:value-type="float">
            <text:p>0.168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6825" calcext:value-type="float">
            <text:p>0.16825</text:p>
          </table:table-cell>
        </table:table-row>
        <table:table-row table:style-name="ro1">
          <table:table-cell office:value-type="float" office:value="0.91902" calcext:value-type="float">
            <text:p>0.91902</text:p>
          </table:table-cell>
          <table:table-cell office:value-type="float" office:value="0.69813" calcext:value-type="float">
            <text:p>0.69813</text:p>
          </table:table-cell>
          <table:table-cell office:value-type="float" office:value="-0.46092" calcext:value-type="float">
            <text:p>-0.46092</text:p>
          </table:table-cell>
          <table:table-cell office:value-type="float" office:value="-1.69813" calcext:value-type="float">
            <text:p>-1.69813</text:p>
          </table:table-cell>
          <table:table-cell office:value-type="float" office:value="0.18584" calcext:value-type="float">
            <text:p>0.18584</text:p>
          </table:table-cell>
        </table:table-row>
        <table:table-row table:style-name="ro1">
          <table:table-cell office:value-type="float" office:value="0.17272" calcext:value-type="float">
            <text:p>0.17272</text:p>
          </table:table-cell>
          <table:table-cell office:value-type="float" office:value="-0.02618" calcext:value-type="float">
            <text:p>-0.02618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-0.97382" calcext:value-type="float">
            <text:p>-0.97382</text:p>
          </table:table-cell>
          <table:table-cell office:value-type="float" office:value="0.18251" calcext:value-type="float">
            <text:p>0.182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251" calcext:value-type="float">
            <text:p>0.182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251" calcext:value-type="float">
            <text:p>0.18251</text:p>
          </table:table-cell>
        </table:table-row>
        <table:table-row table:style-name="ro1">
          <table:table-cell office:value-type="float" office:value="0.1386" calcext:value-type="float">
            <text:p>0.1386</text:p>
          </table:table-cell>
          <table:table-cell office:value-type="float" office:value="-0.9163" calcext:value-type="float">
            <text:p>-0.9163</text:p>
          </table:table-cell>
          <table:table-cell office:value-type="float" office:value="0.39754" calcext:value-type="float">
            <text:p>0.39754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8518" calcext:value-type="float">
            <text:p>0.18518</text:p>
          </table:table-cell>
        </table:table-row>
        <table:table-row table:style-name="ro1">
          <table:table-cell office:value-type="float" office:value="0.21323" calcext:value-type="float">
            <text:p>0.21323</text:p>
          </table:table-cell>
          <table:table-cell office:value-type="float" office:value="-0.89884" calcext:value-type="float">
            <text:p>-0.89884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-0.10116" calcext:value-type="float">
            <text:p>-0.10116</text:p>
          </table:table-cell>
          <table:table-cell office:value-type="float" office:value="0.18109" calcext:value-type="float">
            <text:p>0.181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109" calcext:value-type="float">
            <text:p>0.181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109" calcext:value-type="float">
            <text:p>0.18109</text:p>
          </table:table-cell>
        </table:table-row>
        <table:table-row table:style-name="ro1">
          <table:table-cell office:value-type="float" office:value="0.08316" calcext:value-type="float">
            <text:p>0.08316</text:p>
          </table:table-cell>
          <table:table-cell office:value-type="float" office:value="-3.00197" calcext:value-type="float">
            <text:p>-3.00197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2.00197" calcext:value-type="float">
            <text:p>2.00197</text:p>
          </table:table-cell>
          <table:table-cell office:value-type="float" office:value="0.18268" calcext:value-type="float">
            <text:p>0.18268</text:p>
          </table:table-cell>
        </table:table-row>
        <table:table-row table:style-name="ro1">
          <table:table-cell office:value-type="float" office:value="0.30065" calcext:value-type="float">
            <text:p>0.30065</text:p>
          </table:table-cell>
          <table:table-cell office:value-type="float" office:value="-0.34907" calcext:value-type="float">
            <text:p>-0.34907</text:p>
          </table:table-cell>
          <table:table-cell office:value-type="float" office:value="0.21928" calcext:value-type="float">
            <text:p>0.21928</text:p>
          </table:table-cell>
          <table:table-cell office:value-type="float" office:value="-0.65093" calcext:value-type="float">
            <text:p>-0.65093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.04056" calcext:value-type="float">
            <text:p>1.04056</text:p>
          </table:table-cell>
          <table:table-cell office:value-type="float" office:value="-2.17293" calcext:value-type="float">
            <text:p>-2.17293</text:p>
          </table:table-cell>
          <table:table-cell office:value-type="float" office:value="-0.59462" calcext:value-type="float">
            <text:p>-0.59462</text:p>
          </table:table-cell>
          <table:table-cell office:value-type="float" office:value="1.17293" calcext:value-type="float">
            <text:p>1.17293</text:p>
          </table:table-cell>
          <table:table-cell office:value-type="float" office:value="0.20788" calcext:value-type="float">
            <text:p>0.20788</text:p>
          </table:table-cell>
        </table:table-row>
        <table:table-row table:style-name="ro1">
          <table:table-cell office:value-type="float" office:value="0.22389" calcext:value-type="float">
            <text:p>0.22389</text:p>
          </table:table-cell>
          <table:table-cell office:value-type="float" office:value="-0.14835" calcext:value-type="float">
            <text:p>-0.14835</text:p>
          </table:table-cell>
          <table:table-cell office:value-type="float" office:value="0.30372" calcext:value-type="float">
            <text:p>0.30372</text:p>
          </table:table-cell>
          <table:table-cell office:value-type="float" office:value="-0.85165" calcext:value-type="float">
            <text:p>-0.85165</text:p>
          </table:table-cell>
          <table:table-cell office:value-type="float" office:value="0.21206" calcext:value-type="float">
            <text:p>0.212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1206" calcext:value-type="float">
            <text:p>0.212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1206" calcext:value-type="float">
            <text:p>0.21206</text:p>
          </table:table-cell>
        </table:table-row>
        <table:table-row table:style-name="ro1">
          <table:table-cell office:value-type="float" office:value="0.42006" calcext:value-type="float">
            <text:p>0.42006</text:p>
          </table:table-cell>
          <table:table-cell office:value-type="float" office:value="1.1781" calcext:value-type="float">
            <text:p>1.1781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-2.1781" calcext:value-type="float">
            <text:p>-2.1781</text:p>
          </table:table-cell>
          <table:table-cell office:value-type="float" office:value="0.21992" calcext:value-type="float">
            <text:p>0.21992</text:p>
          </table:table-cell>
        </table:table-row>
        <table:table-row table:style-name="ro1">
          <table:table-cell office:value-type="float" office:value="0.3497" calcext:value-type="float">
            <text:p>0.3497</text:p>
          </table:table-cell>
          <table:table-cell office:value-type="float" office:value="1.82387" calcext:value-type="float">
            <text:p>1.82387</text:p>
          </table:table-cell>
          <table:table-cell office:value-type="float" office:value="0.16533" calcext:value-type="float">
            <text:p>0.16533</text:p>
          </table:table-cell>
          <table:table-cell office:value-type="float" office:value="-2.82387" calcext:value-type="float">
            <text:p>-2.82387</text:p>
          </table:table-cell>
          <table:table-cell office:value-type="float" office:value="0.21331" calcext:value-type="float">
            <text:p>0.213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1331" calcext:value-type="float">
            <text:p>0.213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1331" calcext:value-type="float">
            <text:p>0.21331</text:p>
          </table:table-cell>
        </table:table-row>
        <table:table-row table:style-name="ro1">
          <table:table-cell office:value-type="float" office:value="0.40727" calcext:value-type="float">
            <text:p>0.40727</text:p>
          </table:table-cell>
          <table:table-cell office:value-type="float" office:value="1.4399" calcext:value-type="float">
            <text:p>1.4399</text:p>
          </table:table-cell>
          <table:table-cell office:value-type="float" office:value="0.102" calcext:value-type="float">
            <text:p>0.102</text:p>
          </table:table-cell>
          <table:table-cell office:value-type="float" office:value="-2.4399" calcext:value-type="float">
            <text:p>-2.4399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0.14926" calcext:value-type="float">
            <text:p>0.14926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38581" calcext:value-type="float">
            <text:p>0.38581</text:p>
          </table:table-cell>
          <table:table-cell office:value-type="float" office:value="-1.5236" calcext:value-type="float">
            <text:p>-1.5236</text:p>
          </table:table-cell>
          <table:table-cell office:value-type="float" office:value="0.22398" calcext:value-type="float">
            <text:p>0.22398</text:p>
          </table:table-cell>
        </table:table-row>
        <table:table-row table:style-name="ro1">
          <table:table-cell office:value-type="float" office:value="0.29426" calcext:value-type="float">
            <text:p>0.29426</text:p>
          </table:table-cell>
          <table:table-cell office:value-type="float" office:value="-0.6545" calcext:value-type="float">
            <text:p>-0.6545</text:p>
          </table:table-cell>
          <table:table-cell office:value-type="float" office:value="0.22632" calcext:value-type="float">
            <text:p>0.22632</text:p>
          </table:table-cell>
          <table:table-cell office:value-type="float" office:value="-0.3455" calcext:value-type="float">
            <text:p>-0.3455</text:p>
          </table:table-cell>
          <table:table-cell office:value-type="float" office:value="0.22969" calcext:value-type="float">
            <text:p>0.229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2969" calcext:value-type="float">
            <text:p>0.229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2969" calcext:value-type="float">
            <text:p>0.22969</text:p>
          </table:table-cell>
        </table:table-row>
        <table:table-row table:style-name="ro1">
          <table:table-cell office:value-type="float" office:value="1.17063" calcext:value-type="float">
            <text:p>1.17063</text:p>
          </table:table-cell>
          <table:table-cell office:value-type="float" office:value="-3.0456" calcext:value-type="float">
            <text:p>-3.0456</text:p>
          </table:table-cell>
          <table:table-cell office:value-type="float" office:value="-0.7377" calcext:value-type="float">
            <text:p>-0.7377</text:p>
          </table:table-cell>
          <table:table-cell office:value-type="float" office:value="2.0456" calcext:value-type="float">
            <text:p>2.0456</text:p>
          </table:table-cell>
          <table:table-cell office:value-type="float" office:value="0.2524" calcext:value-type="float">
            <text:p>0.25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524" calcext:value-type="float">
            <text:p>0.25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524" calcext:value-type="float">
            <text:p>0.2524</text:p>
          </table:table-cell>
        </table:table-row>
        <table:table-row table:style-name="ro1">
          <table:table-cell office:value-type="float" office:value="0.83799" calcext:value-type="float">
            <text:p>0.83799</text:p>
          </table:table-cell>
          <table:table-cell office:value-type="float" office:value="-3.12414" calcext:value-type="float">
            <text:p>-3.12414</text:p>
          </table:table-cell>
          <table:table-cell office:value-type="float" office:value="-0.37179" calcext:value-type="float">
            <text:p>-0.37179</text:p>
          </table:table-cell>
          <table:table-cell office:value-type="float" office:value="2.12414" calcext:value-type="float">
            <text:p>2.12414</text:p>
          </table:table-cell>
          <table:table-cell office:value-type="float" office:value="0.26848" calcext:value-type="float">
            <text:p>0.26848</text:p>
          </table:table-cell>
        </table:table-row>
        <table:table-row table:style-name="ro1">
          <table:table-cell office:value-type="float" office:value="0.43073" calcext:value-type="float">
            <text:p>0.43073</text:p>
          </table:table-cell>
          <table:table-cell office:value-type="float" office:value="-1.79769" calcext:value-type="float">
            <text:p>-1.7976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9769" calcext:value-type="float">
            <text:p>0.79769</text:p>
          </table:table-cell>
          <table:table-cell office:value-type="float" office:value="0.27662" calcext:value-type="float">
            <text:p>0.276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7662" calcext:value-type="float">
            <text:p>0.276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27662" calcext:value-type="float">
            <text:p>0.27662</text:p>
          </table:table-cell>
        </table:table-row>
        <table:table-row table:style-name="ro1">
          <table:table-cell office:value-type="float" office:value="1.18982" calcext:value-type="float">
            <text:p>1.18982</text:p>
          </table:table-cell>
          <table:table-cell office:value-type="float" office:value="-4.31969" calcext:value-type="float">
            <text:p>-4.31969</text:p>
          </table:table-cell>
          <table:table-cell office:value-type="float" office:value="-0.75881" calcext:value-type="float">
            <text:p>-0.75881</text:p>
          </table:table-cell>
          <table:table-cell office:value-type="float" office:value="3.31969" calcext:value-type="float">
            <text:p>3.31969</text:p>
          </table:table-cell>
          <table:table-cell office:value-type="float" office:value="0.29898" calcext:value-type="float">
            <text:p>0.29898</text:p>
          </table:table-cell>
        </table:table-row>
        <table:table-row table:style-name="ro1">
          <table:table-cell office:value-type="float" office:value="0.18551" calcext:value-type="float">
            <text:p>0.18551</text:p>
          </table:table-cell>
          <table:table-cell office:value-type="float" office:value="-0.54105" calcext:value-type="float">
            <text:p>-0.54105</text:p>
          </table:table-cell>
          <table:table-cell office:value-type="float" office:value="0.34594" calcext:value-type="float">
            <text:p>0.34594</text:p>
          </table:table-cell>
          <table:table-cell office:value-type="float" office:value="-0.45895" calcext:value-type="float">
            <text:p>-0.45895</text:p>
          </table:table-cell>
          <table:table-cell office:value-type="float" office:value="0.30237" calcext:value-type="float">
            <text:p>0.302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0237" calcext:value-type="float">
            <text:p>0.302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0237" calcext:value-type="float">
            <text:p>0.30237</text:p>
          </table:table-cell>
        </table:table-row>
        <table:table-row table:style-name="ro1">
          <table:table-cell office:value-type="float" office:value="0.73778" calcext:value-type="float">
            <text:p>0.73778</text:p>
          </table:table-cell>
          <table:table-cell office:value-type="float" office:value="-1.87623" calcext:value-type="float">
            <text:p>-1.87623</text:p>
          </table:table-cell>
          <table:table-cell office:value-type="float" office:value="-0.26155" calcext:value-type="float">
            <text:p>-0.26155</text:p>
          </table:table-cell>
          <table:table-cell office:value-type="float" office:value="0.87623" calcext:value-type="float">
            <text:p>0.87623</text:p>
          </table:table-cell>
          <table:table-cell office:value-type="float" office:value="0.31585" calcext:value-type="float">
            <text:p>0.31585</text:p>
          </table:table-cell>
        </table:table-row>
        <table:table-row table:style-name="ro1">
          <table:table-cell office:value-type="float" office:value="0.05331" calcext:value-type="float">
            <text:p>0.05331</text:p>
          </table:table-cell>
          <table:table-cell office:value-type="float" office:value="-0.60214" calcext:value-type="float">
            <text:p>-0.60214</text:p>
          </table:table-cell>
          <table:table-cell office:value-type="float" office:value="0.49136" calcext:value-type="float">
            <text:p>0.49136</text:p>
          </table:table-cell>
          <table:table-cell office:value-type="float" office:value="-0.39786" calcext:value-type="float">
            <text:p>-0.39786</text:p>
          </table:table-cell>
          <table:table-cell office:value-type="float" office:value="0.31489" calcext:value-type="float">
            <text:p>0.314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1489" calcext:value-type="float">
            <text:p>0.314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1489" calcext:value-type="float">
            <text:p>0.31489</text:p>
          </table:table-cell>
        </table:table-row>
        <table:table-row table:style-name="ro1">
          <table:table-cell office:value-type="float" office:value="0.33051" calcext:value-type="float">
            <text:p>0.33051</text:p>
          </table:table-cell>
          <table:table-cell office:value-type="float" office:value="-0.68068" calcext:value-type="float">
            <text:p>-0.68068</text:p>
          </table:table-cell>
          <table:table-cell office:value-type="float" office:value="0.18644" calcext:value-type="float">
            <text:p>0.18644</text:p>
          </table:table-cell>
          <table:table-cell office:value-type="float" office:value="-0.31932" calcext:value-type="float">
            <text:p>-0.31932</text:p>
          </table:table-cell>
          <table:table-cell office:value-type="float" office:value="0.32083" calcext:value-type="float">
            <text:p>0.320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2083" calcext:value-type="float">
            <text:p>0.320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2083" calcext:value-type="float">
            <text:p>0.32083</text:p>
          </table:table-cell>
        </table:table-row>
        <table:table-row table:style-name="ro1">
          <table:table-cell office:value-type="float" office:value="0.4158" calcext:value-type="float">
            <text:p>0.4158</text:p>
          </table:table-cell>
          <table:table-cell office:value-type="float" office:value="-0.20071" calcext:value-type="float">
            <text:p>-0.20071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-0.79929" calcext:value-type="float">
            <text:p>-0.79929</text:p>
          </table:table-cell>
          <table:table-cell office:value-type="float" office:value="0.31341" calcext:value-type="float">
            <text:p>0.31341</text:p>
          </table:table-cell>
        </table:table-row>
        <table:table-row table:style-name="ro1">
          <table:table-cell office:value-type="float" office:value="0.30492" calcext:value-type="float">
            <text:p>0.30492</text:p>
          </table:table-cell>
          <table:table-cell office:value-type="float" office:value="-0.40143" calcext:value-type="float">
            <text:p>-0.40143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-0.59857" calcext:value-type="float">
            <text:p>-0.59857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office:value-type="float" office:value="0.93608" calcext:value-type="float">
            <text:p>0.93608</text:p>
          </table:table-cell>
          <table:table-cell office:value-type="float" office:value="0.32289" calcext:value-type="float">
            <text:p>0.32289</text:p>
          </table:table-cell>
          <table:table-cell office:value-type="float" office:value="-0.47969" calcext:value-type="float">
            <text:p>-0.47969</text:p>
          </table:table-cell>
          <table:table-cell office:value-type="float" office:value="-1.32289" calcext:value-type="float">
            <text:p>-1.32289</text:p>
          </table:table-cell>
          <table:table-cell office:value-type="float" office:value="0.33556" calcext:value-type="float">
            <text:p>0.33556</text:p>
          </table:table-cell>
        </table:table-row>
        <table:table-row table:style-name="ro1">
          <table:table-cell office:value-type="float" office:value="0.01706" calcext:value-type="float">
            <text:p>0.01706</text:p>
          </table:table-cell>
          <table:table-cell office:value-type="float" office:value="-0.07854" calcext:value-type="float">
            <text:p>-0.07854</text:p>
          </table:table-cell>
          <table:table-cell office:value-type="float" office:value="0.53124" calcext:value-type="float">
            <text:p>0.53124</text:p>
          </table:table-cell>
          <table:table-cell office:value-type="float" office:value="-0.92146" calcext:value-type="float">
            <text:p>-0.92146</text:p>
          </table:table-cell>
          <table:table-cell office:value-type="float" office:value="0.33525" calcext:value-type="float">
            <text:p>0.335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3525" calcext:value-type="float">
            <text:p>0.335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3525" calcext:value-type="float">
            <text:p>0.33525</text:p>
          </table:table-cell>
        </table:table-row>
        <table:table-row table:style-name="ro1">
          <table:table-cell office:value-type="float" office:value="0.22816" calcext:value-type="float">
            <text:p>0.22816</text:p>
          </table:table-cell>
          <table:table-cell office:value-type="float" office:value="-0.28798" calcext:value-type="float">
            <text:p>-0.28798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-0.71202" calcext:value-type="float">
            <text:p>-0.71202</text:p>
          </table:table-cell>
          <table:table-cell office:value-type="float" office:value="0.33115" calcext:value-type="float">
            <text:p>0.331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3115" calcext:value-type="float">
            <text:p>0.331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3115" calcext:value-type="float">
            <text:p>0.33115</text:p>
          </table:table-cell>
        </table:table-row>
        <table:table-row table:style-name="ro1">
          <table:table-cell office:value-type="float" office:value="0.59065" calcext:value-type="float">
            <text:p>0.59065</text:p>
          </table:table-cell>
          <table:table-cell office:value-type="float" office:value="-1.74533" calcext:value-type="float">
            <text:p>-1.74533</text:p>
          </table:table-cell>
          <table:table-cell office:value-type="float" office:value="-0.09971" calcext:value-type="float">
            <text:p>-0.09971</text:p>
          </table:table-cell>
          <table:table-cell office:value-type="float" office:value="0.74533" calcext:value-type="float">
            <text:p>0.74533</text:p>
          </table:table-cell>
          <table:table-cell office:value-type="float" office:value="0.32061" calcext:value-type="float">
            <text:p>0.32061</text:p>
          </table:table-cell>
        </table:table-row>
        <table:table-row table:style-name="ro1">
          <table:table-cell office:value-type="float" office:value="0.36249" calcext:value-type="float">
            <text:p>0.36249</text:p>
          </table:table-cell>
          <table:table-cell office:value-type="float" office:value="-0.30543" calcext:value-type="float">
            <text:p>-0.30543</text:p>
          </table:table-cell>
          <table:table-cell office:value-type="float" office:value="0.15126" calcext:value-type="float">
            <text:p>0.15126</text:p>
          </table:table-cell>
          <table:table-cell office:value-type="float" office:value="-0.69457" calcext:value-type="float">
            <text:p>-0.69457</text:p>
          </table:table-cell>
          <table:table-cell office:value-type="float" office:value="0.32695" calcext:value-type="float">
            <text:p>0.326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2695" calcext:value-type="float">
            <text:p>0.326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2695" calcext:value-type="float">
            <text:p>0.32695</text:p>
          </table:table-cell>
        </table:table-row>
        <table:table-row table:style-name="ro1">
          <table:table-cell office:value-type="float" office:value="1.08108" calcext:value-type="float">
            <text:p>1.08108</text:p>
          </table:table-cell>
          <table:table-cell office:value-type="float" office:value="-0.60214" calcext:value-type="float">
            <text:p>-0.60214</text:p>
          </table:table-cell>
          <table:table-cell office:value-type="float" office:value="-0.63918" calcext:value-type="float">
            <text:p>-0.63918</text:p>
          </table:table-cell>
          <table:table-cell office:value-type="float" office:value="-0.39786" calcext:value-type="float">
            <text:p>-0.39786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0.1983" calcext:value-type="float">
            <text:p>0.1983</text:p>
          </table:table-cell>
          <table:table-cell office:value-type="float" office:value="-0.60214" calcext:value-type="float">
            <text:p>-0.60214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-0.39786" calcext:value-type="float">
            <text:p>-0.39786</text:p>
          </table:table-cell>
          <table:table-cell office:value-type="float" office:value="0.34951" calcext:value-type="float">
            <text:p>0.349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4951" calcext:value-type="float">
            <text:p>0.349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4951" calcext:value-type="float">
            <text:p>0.34951</text:p>
          </table:table-cell>
        </table:table-row>
        <table:table-row table:style-name="ro1">
          <table:table-cell office:value-type="float" office:value="1.13225" calcext:value-type="float">
            <text:p>1.13225</text:p>
          </table:table-cell>
          <table:table-cell office:value-type="float" office:value="-1.84132" calcext:value-type="float">
            <text:p>-1.84132</text:p>
          </table:table-cell>
          <table:table-cell office:value-type="float" office:value="-0.69548" calcext:value-type="float">
            <text:p>-0.69548</text:p>
          </table:table-cell>
          <table:table-cell office:value-type="float" office:value="0.84132" calcext:value-type="float">
            <text:p>0.84132</text:p>
          </table:table-cell>
          <table:table-cell office:value-type="float" office:value="0.36958" calcext:value-type="float">
            <text:p>0.36958</text:p>
          </table:table-cell>
        </table:table-row>
        <table:table-row table:style-name="ro1">
          <table:table-cell office:value-type="float" office:value="0.44352" calcext:value-type="float">
            <text:p>0.44352</text:p>
          </table:table-cell>
          <table:table-cell office:value-type="float" office:value="-0.63705" calcext:value-type="float">
            <text:p>-0.63705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-0.36295" calcext:value-type="float">
            <text:p>-0.36295</text:p>
          </table:table-cell>
          <table:table-cell office:value-type="float" office:value="0.37738" calcext:value-type="float">
            <text:p>0.37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7738" calcext:value-type="float">
            <text:p>0.37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7738" calcext:value-type="float">
            <text:p>0.37738</text:p>
          </table:table-cell>
        </table:table-row>
        <table:table-row table:style-name="ro1">
          <table:table-cell office:value-type="float" office:value="0.89557" calcext:value-type="float">
            <text:p>0.89557</text:p>
          </table:table-cell>
          <table:table-cell office:value-type="float" office:value="-1.51844" calcext:value-type="float">
            <text:p>-1.51844</text:p>
          </table:table-cell>
          <table:table-cell office:value-type="float" office:value="-0.43512" calcext:value-type="float">
            <text:p>-0.43512</text:p>
          </table:table-cell>
          <table:table-cell office:value-type="float" office:value="0.51844" calcext:value-type="float">
            <text:p>0.51844</text:p>
          </table:table-cell>
          <table:table-cell office:value-type="float" office:value="0.39315" calcext:value-type="float">
            <text:p>0.393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9315" calcext:value-type="float">
            <text:p>0.393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39315" calcext:value-type="float">
            <text:p>0.39315</text:p>
          </table:table-cell>
        </table:table-row>
        <table:table-row table:style-name="ro1">
          <table:table-cell office:value-type="float" office:value="0.11301" calcext:value-type="float">
            <text:p>0.11301</text:p>
          </table:table-cell>
          <table:table-cell office:value-type="float" office:value="-4.23242" calcext:value-type="float">
            <text:p>-4.23242</text:p>
          </table:table-cell>
          <table:table-cell office:value-type="float" office:value="0.42569" calcext:value-type="float">
            <text:p>0.42569</text:p>
          </table:table-cell>
          <table:table-cell office:value-type="float" office:value="3.23242" calcext:value-type="float">
            <text:p>3.23242</text:p>
          </table:table-cell>
          <table:table-cell office:value-type="float" office:value="0.39512" calcext:value-type="float">
            <text:p>0.39512</text:p>
          </table:table-cell>
        </table:table-row>
        <table:table-row table:style-name="ro1">
          <table:table-cell office:value-type="float" office:value="0.43712" calcext:value-type="float">
            <text:p>0.43712</text:p>
          </table:table-cell>
          <table:table-cell office:value-type="float" office:value="-1.09956" calcext:value-type="float">
            <text:p>-1.09956</text:p>
          </table:table-cell>
          <table:table-cell office:value-type="float" office:value="0.06917" calcext:value-type="float">
            <text:p>0.06917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0.40239" calcext:value-type="float">
            <text:p>0.402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0239" calcext:value-type="float">
            <text:p>0.402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0239" calcext:value-type="float">
            <text:p>0.40239</text:p>
          </table:table-cell>
        </table:table-row>
        <table:table-row table:style-name="ro1">
          <table:table-cell office:value-type="float" office:value="1.30497" calcext:value-type="float">
            <text:p>1.30497</text:p>
          </table:table-cell>
          <table:table-cell office:value-type="float" office:value="-3.21141" calcext:value-type="float">
            <text:p>-3.21141</text:p>
          </table:table-cell>
          <table:table-cell office:value-type="float" office:value="-0.88547" calcext:value-type="float">
            <text:p>-0.88547</text:p>
          </table:table-cell>
          <table:table-cell office:value-type="float" office:value="2.21141" calcext:value-type="float">
            <text:p>2.21141</text:p>
          </table:table-cell>
          <table:table-cell office:value-type="float" office:value="0.42412" calcext:value-type="float">
            <text:p>0.42412</text:p>
          </table:table-cell>
        </table:table-row>
        <table:table-row table:style-name="ro1">
          <table:table-cell office:value-type="float" office:value="0.36249" calcext:value-type="float">
            <text:p>0.36249</text:p>
          </table:table-cell>
          <table:table-cell office:value-type="float" office:value="-0.97738" calcext:value-type="float">
            <text:p>-0.97738</text:p>
          </table:table-cell>
          <table:table-cell office:value-type="float" office:value="0.15126" calcext:value-type="float">
            <text:p>0.15126</text:p>
          </table:table-cell>
          <table:table-cell office:value-type="float" office:value="-0.02262" calcext:value-type="float">
            <text:p>-0.02262</text:p>
          </table:table-cell>
          <table:table-cell office:value-type="float" office:value="0.42998" calcext:value-type="float">
            <text:p>0.42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2998" calcext:value-type="float">
            <text:p>0.42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2998" calcext:value-type="float">
            <text:p>0.42998</text:p>
          </table:table-cell>
        </table:table-row>
        <table:table-row table:style-name="ro1">
          <table:table-cell office:value-type="float" office:value="0.51388" calcext:value-type="float">
            <text:p>0.51388</text:p>
          </table:table-cell>
          <table:table-cell office:value-type="float" office:value="-0.45379" calcext:value-type="float">
            <text:p>-0.45379</text:p>
          </table:table-cell>
          <table:table-cell office:value-type="float" office:value="-0.01527" calcext:value-type="float">
            <text:p>-0.01527</text:p>
          </table:table-cell>
          <table:table-cell office:value-type="float" office:value="-0.54621" calcext:value-type="float">
            <text:p>-0.54621</text:p>
          </table:table-cell>
          <table:table-cell office:value-type="float" office:value="0.43825" calcext:value-type="float">
            <text:p>0.43825</text:p>
          </table:table-cell>
        </table:table-row>
        <table:table-row table:style-name="ro1">
          <table:table-cell office:value-type="float" office:value="0.29426" calcext:value-type="float">
            <text:p>0.29426</text:p>
          </table:table-cell>
          <table:table-cell office:value-type="float" office:value="2.58309" calcext:value-type="float">
            <text:p>2.58309</text:p>
          </table:table-cell>
          <table:table-cell office:value-type="float" office:value="0.22632" calcext:value-type="float">
            <text:p>0.22632</text:p>
          </table:table-cell>
          <table:table-cell office:value-type="float" office:value="-3.58309" calcext:value-type="float">
            <text:p>-3.58309</text:p>
          </table:table-cell>
          <table:table-cell office:value-type="float" office:value="0.43354" calcext:value-type="float">
            <text:p>0.433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3354" calcext:value-type="float">
            <text:p>0.433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3354" calcext:value-type="float">
            <text:p>0.43354</text:p>
          </table:table-cell>
        </table:table-row>
        <table:table-row table:style-name="ro1">
          <table:table-cell office:value-type="float" office:value="0.05544" calcext:value-type="float">
            <text:p>0.05544</text:p>
          </table:table-cell>
          <table:table-cell office:value-type="float" office:value="1.29154" calcext:value-type="float">
            <text:p>1.29154</text:p>
          </table:table-cell>
          <table:table-cell office:value-type="float" office:value="0.48902" calcext:value-type="float">
            <text:p>0.48902</text:p>
          </table:table-cell>
          <table:table-cell office:value-type="float" office:value="-2.29154" calcext:value-type="float">
            <text:p>-2.29154</text:p>
          </table:table-cell>
          <table:table-cell office:value-type="float" office:value="0.43445" calcext:value-type="float">
            <text:p>0.434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3445" calcext:value-type="float">
            <text:p>0.434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3445" calcext:value-type="float">
            <text:p>0.43445</text:p>
          </table:table-cell>
        </table:table-row>
        <table:table-row table:style-name="ro1">
          <table:table-cell office:value-type="float" office:value="0.10662" calcext:value-type="float">
            <text:p>0.10662</text:p>
          </table:table-cell>
          <table:table-cell office:value-type="float" office:value="-0.57596" calcext:value-type="float">
            <text:p>-0.57596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-0.42404" calcext:value-type="float">
            <text:p>-0.42404</text:p>
          </table:table-cell>
          <table:table-cell office:value-type="float" office:value="0.43625" calcext:value-type="float">
            <text:p>0.43625</text:p>
          </table:table-cell>
        </table:table-row>
        <table:table-row table:style-name="ro1">
          <table:table-cell office:value-type="float" office:value="0.38595" calcext:value-type="float">
            <text:p>0.38595</text:p>
          </table:table-cell>
          <table:table-cell office:value-type="float" office:value="-0.61087" calcext:value-type="float">
            <text:p>-0.61087</text:p>
          </table:table-cell>
          <table:table-cell office:value-type="float" office:value="0.12546" calcext:value-type="float">
            <text:p>0.12546</text:p>
          </table:table-cell>
          <table:table-cell office:value-type="float" office:value="-0.38913" calcext:value-type="float">
            <text:p>-0.38913</text:p>
          </table:table-cell>
          <table:table-cell office:value-type="float" office:value="0.44274" calcext:value-type="float">
            <text:p>0.44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4274" calcext:value-type="float">
            <text:p>0.44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4274" calcext:value-type="float">
            <text:p>0.44274</text:p>
          </table:table-cell>
        </table:table-row>
        <table:table-row table:style-name="ro1">
          <table:table-cell office:value-type="float" office:value="1.26232" calcext:value-type="float">
            <text:p>1.26232</text:p>
          </table:table-cell>
          <table:table-cell office:value-type="float" office:value="-0.75049" calcext:value-type="float">
            <text:p>-0.75049</text:p>
          </table:table-cell>
          <table:table-cell office:value-type="float" office:value="-0.83856" calcext:value-type="float">
            <text:p>-0.83856</text:p>
          </table:table-cell>
          <table:table-cell office:value-type="float" office:value="-0.24951" calcext:value-type="float">
            <text:p>-0.24951</text:p>
          </table:table-cell>
          <table:table-cell office:value-type="float" office:value="0.46408" calcext:value-type="float">
            <text:p>0.46408</text:p>
          </table:table-cell>
        </table:table-row>
        <table:table-row table:style-name="ro1">
          <table:table-cell office:value-type="float" office:value="0.28146" calcext:value-type="float">
            <text:p>0.28146</text:p>
          </table:table-cell>
          <table:table-cell office:value-type="float" office:value="-0.1309" calcext:value-type="float">
            <text:p>-0.1309</text:p>
          </table:table-cell>
          <table:table-cell office:value-type="float" office:value="0.24039" calcext:value-type="float">
            <text:p>0.24039</text:p>
          </table:table-cell>
          <table:table-cell office:value-type="float" office:value="-0.8691" calcext:value-type="float">
            <text:p>-0.8691</text:p>
          </table:table-cell>
          <table:table-cell office:value-type="float" office:value="0.46884" calcext:value-type="float">
            <text:p>0.468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6884" calcext:value-type="float">
            <text:p>0.468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6884" calcext:value-type="float">
            <text:p>0.46884</text:p>
          </table:table-cell>
        </table:table-row>
        <table:table-row table:style-name="ro1">
          <table:table-cell office:value-type="float" office:value="0.67381" calcext:value-type="float">
            <text:p>0.67381</text:p>
          </table:table-cell>
          <table:table-cell office:value-type="float" office:value="-1.90241" calcext:value-type="float">
            <text:p>-1.90241</text:p>
          </table:table-cell>
          <table:table-cell office:value-type="float" office:value="-0.19119" calcext:value-type="float">
            <text:p>-0.19119</text:p>
          </table:table-cell>
          <table:table-cell office:value-type="float" office:value="0.90241" calcext:value-type="float">
            <text:p>0.90241</text:p>
          </table:table-cell>
          <table:table-cell office:value-type="float" office:value="0.48031" calcext:value-type="float">
            <text:p>0.480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8031" calcext:value-type="float">
            <text:p>0.480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8031" calcext:value-type="float">
            <text:p>0.48031</text:p>
          </table:table-cell>
        </table:table-row>
        <table:table-row table:style-name="ro1">
          <table:table-cell office:value-type="float" office:value="0.11728" calcext:value-type="float">
            <text:p>0.11728</text:p>
          </table:table-cell>
          <table:table-cell office:value-type="float" office:value="-2.36492" calcext:value-type="float">
            <text:p>-2.36492</text:p>
          </table:table-cell>
          <table:table-cell office:value-type="float" office:value="0.421" calcext:value-type="float">
            <text:p>0.421</text:p>
          </table:table-cell>
          <table:table-cell office:value-type="float" office:value="1.36492" calcext:value-type="float">
            <text:p>1.36492</text:p>
          </table:table-cell>
          <table:table-cell office:value-type="float" office:value="0.47835" calcext:value-type="float">
            <text:p>0.47835</text:p>
          </table:table-cell>
        </table:table-row>
        <table:table-row table:style-name="ro1">
          <table:table-cell office:value-type="float" office:value="0.4158" calcext:value-type="float">
            <text:p>0.4158</text:p>
          </table:table-cell>
          <table:table-cell office:value-type="float" office:value="-0.9512" calcext:value-type="float">
            <text:p>-0.9512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48508" calcext:value-type="float">
            <text:p>0.485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8508" calcext:value-type="float">
            <text:p>0.485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48508" calcext:value-type="float">
            <text:p>0.48508</text:p>
          </table:table-cell>
        </table:table-row>
        <table:table-row table:style-name="ro1">
          <table:table-cell office:value-type="float" office:value="1.15784" calcext:value-type="float">
            <text:p>1.15784</text:p>
          </table:table-cell>
          <table:table-cell office:value-type="float" office:value="-1.8675" calcext:value-type="float">
            <text:p>-1.8675</text:p>
          </table:table-cell>
          <table:table-cell office:value-type="float" office:value="-0.72362" calcext:value-type="float">
            <text:p>-0.7236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5038" calcext:value-type="float">
            <text:p>0.5038</text:p>
          </table:table-cell>
        </table:table-row>
        <table:table-row table:style-name="ro1">
          <table:table-cell office:value-type="float" office:value="0.24948" calcext:value-type="float">
            <text:p>0.24948</text:p>
          </table:table-cell>
          <table:table-cell office:value-type="float" office:value="-0.93375" calcext:value-type="float">
            <text:p>-0.93375</text:p>
          </table:table-cell>
          <table:table-cell office:value-type="float" office:value="0.27557" calcext:value-type="float">
            <text:p>0.27557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0.50778" calcext:value-type="float">
            <text:p>0.507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0778" calcext:value-type="float">
            <text:p>0.507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0778" calcext:value-type="float">
            <text:p>0.50778</text:p>
          </table:table-cell>
        </table:table-row>
        <table:table-row table:style-name="ro1">
          <table:table-cell office:value-type="float" office:value="0.40727" calcext:value-type="float">
            <text:p>0.40727</text:p>
          </table:table-cell>
          <table:table-cell office:value-type="float" office:value="-0.63705" calcext:value-type="float">
            <text:p>-0.63705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6295" calcext:value-type="float">
            <text:p>-0.36295</text:p>
          </table:table-cell>
          <table:table-cell office:value-type="float" office:value="0.51421" calcext:value-type="float">
            <text:p>0.514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421" calcext:value-type="float">
            <text:p>0.514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421" calcext:value-type="float">
            <text:p>0.51421</text:p>
          </table:table-cell>
        </table:table-row>
        <table:table-row table:style-name="ro1">
          <table:table-cell office:value-type="float" office:value="0.6269" calcext:value-type="float">
            <text:p>0.6269</text:p>
          </table:table-cell>
          <table:table-cell office:value-type="float" office:value="3.29867" calcext:value-type="float">
            <text:p>3.29867</text:p>
          </table:table-cell>
          <table:table-cell office:value-type="float" office:value="-0.13959" calcext:value-type="float">
            <text:p>-0.13959</text:p>
          </table:table-cell>
          <table:table-cell office:value-type="float" office:value="-4.29867" calcext:value-type="float">
            <text:p>-4.29867</text:p>
          </table:table-cell>
          <table:table-cell office:value-type="float" office:value="0.50443" calcext:value-type="float">
            <text:p>0.50443</text:p>
          </table:table-cell>
        </table:table-row>
        <table:table-row table:style-name="ro1">
          <table:table-cell office:value-type="float" office:value="0.41153" calcext:value-type="float">
            <text:p>0.41153</text:p>
          </table:table-cell>
          <table:table-cell office:value-type="float" office:value="0.45379" calcext:value-type="float">
            <text:p>0.45379</text:p>
          </table:table-cell>
          <table:table-cell office:value-type="float" office:value="0.09731" calcext:value-type="float">
            <text:p>0.09731</text:p>
          </table:table-cell>
          <table:table-cell office:value-type="float" office:value="-1.45379" calcext:value-type="float">
            <text:p>-1.45379</text:p>
          </table:table-cell>
          <table:table-cell office:value-type="float" office:value="0.51116" calcext:value-type="float">
            <text:p>0.511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116" calcext:value-type="float">
            <text:p>0.511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116" calcext:value-type="float">
            <text:p>0.51116</text:p>
          </table:table-cell>
        </table:table-row>
        <table:table-row table:style-name="ro1">
          <table:table-cell office:value-type="float" office:value="1.00431" calcext:value-type="float">
            <text:p>1.00431</text:p>
          </table:table-cell>
          <table:table-cell office:value-type="float" office:value="0.74176" calcext:value-type="float">
            <text:p>0.74176</text:p>
          </table:table-cell>
          <table:table-cell office:value-type="float" office:value="-0.55475" calcext:value-type="float">
            <text:p>-0.55475</text:p>
          </table:table-cell>
          <table:table-cell office:value-type="float" office:value="-1.74176" calcext:value-type="float">
            <text:p>-1.74176</text:p>
          </table:table-cell>
          <table:table-cell office:value-type="float" office:value="0.52787" calcext:value-type="float">
            <text:p>0.52787</text:p>
          </table:table-cell>
        </table:table-row>
        <table:table-row table:style-name="ro1">
          <table:table-cell office:value-type="float" office:value="0.01706" calcext:value-type="float">
            <text:p>0.01706</text:p>
          </table:table-cell>
          <table:table-cell office:value-type="float" office:value="0.17453" calcext:value-type="float">
            <text:p>0.17453</text:p>
          </table:table-cell>
          <table:table-cell office:value-type="float" office:value="0.53124" calcext:value-type="float">
            <text:p>0.53124</text:p>
          </table:table-cell>
          <table:table-cell office:value-type="float" office:value="-1.17453" calcext:value-type="float">
            <text:p>-1.17453</text:p>
          </table:table-cell>
          <table:table-cell office:value-type="float" office:value="0.52815" calcext:value-type="float">
            <text:p>0.528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815" calcext:value-type="float">
            <text:p>0.528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815" calcext:value-type="float">
            <text:p>0.52815</text:p>
          </table:table-cell>
        </table:table-row>
        <table:table-row table:style-name="ro1">
          <table:table-cell office:value-type="float" office:value="0.53094" calcext:value-type="float">
            <text:p>0.53094</text:p>
          </table:table-cell>
          <table:table-cell office:value-type="float" office:value="-0.2618" calcext:value-type="float">
            <text:p>-0.2618</text:p>
          </table:table-cell>
          <table:table-cell office:value-type="float" office:value="-0.03404" calcext:value-type="float">
            <text:p>-0.03404</text:p>
          </table:table-cell>
          <table:table-cell office:value-type="float" office:value="-0.7382" calcext:value-type="float">
            <text:p>-0.7382</text:p>
          </table:table-cell>
          <table:table-cell office:value-type="float" office:value="0.51918" calcext:value-type="float">
            <text:p>0.519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918" calcext:value-type="float">
            <text:p>0.519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1918" calcext:value-type="float">
            <text:p>0.51918</text:p>
          </table:table-cell>
        </table:table-row>
        <table:table-row table:style-name="ro1">
          <table:table-cell office:value-type="float" office:value="0.75057" calcext:value-type="float">
            <text:p>0.75057</text:p>
          </table:table-cell>
          <table:table-cell office:value-type="float" office:value="-3.80482" calcext:value-type="float">
            <text:p>-3.80482</text:p>
          </table:table-cell>
          <table:table-cell office:value-type="float" office:value="-0.27563" calcext:value-type="float">
            <text:p>-0.27563</text:p>
          </table:table-cell>
          <table:table-cell office:value-type="float" office:value="2.80482" calcext:value-type="float">
            <text:p>2.80482</text:p>
          </table:table-cell>
          <table:table-cell office:value-type="float" office:value="0.50665" calcext:value-type="float">
            <text:p>0.50665</text:p>
          </table:table-cell>
        </table:table-row>
        <table:table-row table:style-name="ro1">
          <table:table-cell office:value-type="float" office:value="0.14926" calcext:value-type="float">
            <text:p>0.14926</text:p>
          </table:table-cell>
          <table:table-cell office:value-type="float" office:value="-1.09956" calcext:value-type="float">
            <text:p>-1.09956</text:p>
          </table:table-cell>
          <table:table-cell office:value-type="float" office:value="0.38581" calcext:value-type="float">
            <text:p>0.38581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0.79322" calcext:value-type="float">
            <text:p>0.79322</text:p>
          </table:table-cell>
          <table:table-cell office:value-type="float" office:value="-3.02815" calcext:value-type="float">
            <text:p>-3.02815</text:p>
          </table:table-cell>
          <table:table-cell office:value-type="float" office:value="-0.32254" calcext:value-type="float">
            <text:p>-0.32254</text:p>
          </table:table-cell>
          <table:table-cell office:value-type="float" office:value="2.02815" calcext:value-type="float">
            <text:p>2.02815</text:p>
          </table:table-cell>
          <table:table-cell office:value-type="float" office:value="0.52138" calcext:value-type="float">
            <text:p>0.52138</text:p>
          </table:table-cell>
        </table:table-row>
        <table:table-row table:style-name="ro1">
          <table:table-cell office:value-type="float" office:value="0.05544" calcext:value-type="float">
            <text:p>0.05544</text:p>
          </table:table-cell>
          <table:table-cell office:value-type="float" office:value="-2.2602" calcext:value-type="float">
            <text:p>-2.2602</text:p>
          </table:table-cell>
          <table:table-cell office:value-type="float" office:value="0.48902" calcext:value-type="float">
            <text:p>0.48902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.52221" calcext:value-type="float">
            <text:p>0.5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4:21:58.968779282</dc:date>
    <meta:editing-duration>PT3M15S</meta:editing-duration>
    <meta:editing-cycles>1</meta:editing-cycles>
    <meta:document-statistic meta:table-count="1" meta:cell-count="847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97cm" svg:height="13.973cm" xlink:href=".." xlink:type="simple" chart:class="chart:scatter" chart:style-name="ch1">
        <chart:legend chart:legend-position="end" svg:x="21.045cm" svg:y="6.687cm" style:legend-expansion="high" chart:style-name="ch2"/>
        <chart:plot-area chart:style-name="ch3" table:cell-range-address="data.C1:data.C223" svg:x="0.477cm" svg:y="0.279cm" svg:width="20.091cm" svg:height="13.415cm">
          <chartooo:coordinate-region svg:x="1.31cm" svg:y="0.478cm" svg:width="18.978cm" svg:height="13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1:data.C223" chart:class="chart:scatter">
            <chart:data-point chart:repeated="2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">
                <text:p>0.55</text:p>
                <draw:g>
                  <svg:desc>data.C1:data.C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67">
                <text:p>0.48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08">
                <text:p>0.24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2362">
                <text:p>-0.72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7437">
                <text:p>-0.67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484">
                <text:p>0.13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4302">
                <text:p>-0.54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296">
                <text:p>0.54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26">
                <text:p>0.4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532">
                <text:p>0.35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754">
                <text:p>0.39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7649">
                <text:p>-0.37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175">
                <text:p>0.18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7649">
                <text:p>-0.37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927">
                <text:p>0.40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97">
                <text:p>-0.2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508">
                <text:p>0.24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2105">
                <text:p>-0.42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976">
                <text:p>0.43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4514">
                <text:p>-0.24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8415">
                <text:p>-0.18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99">
                <text:p>0.29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5068">
                <text:p>-0.35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198">
                <text:p>0.48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22">
                <text:p>0.01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13">
                <text:p>0.06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163">
                <text:p>0.22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68">
                <text:p>-0.35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976">
                <text:p>0.43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951">
                <text:p>0.51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594">
                <text:p>0.34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286">
                <text:p>0.20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9399">
                <text:p>-0.79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0612">
                <text:p>-0.306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952">
                <text:p>0.32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87">
                <text:p>0.012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681">
                <text:p>0.25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556">
                <text:p>0.46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062">
                <text:p>0.54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793">
                <text:p>0.08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6092">
                <text:p>-0.46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001">
                <text:p>0.36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754">
                <text:p>0.397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545">
                <text:p>0.31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5852">
                <text:p>0.45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928">
                <text:p>0.21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9462">
                <text:p>-0.59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372">
                <text:p>0.30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793">
                <text:p>0.08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533">
                <text:p>0.16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581">
                <text:p>0.38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32">
                <text:p>0.22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377">
                <text:p>-0.7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7179">
                <text:p>-0.37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5881">
                <text:p>-0.75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594">
                <text:p>0.34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6155">
                <text:p>-0.2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136">
                <text:p>0.49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644">
                <text:p>0.18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262">
                <text:p>0.09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459">
                <text:p>0.21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47969">
                <text:p>-0.47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124">
                <text:p>0.53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903">
                <text:p>0.299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9971">
                <text:p>-0.099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126">
                <text:p>0.15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3918">
                <text:p>-0.639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187">
                <text:p>0.331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69548">
                <text:p>-0.695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213">
                <text:p>0.062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43512">
                <text:p>-0.435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569">
                <text:p>0.425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917">
                <text:p>0.069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8547">
                <text:p>-0.885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126">
                <text:p>0.15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527">
                <text:p>-0.015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632">
                <text:p>0.226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8902">
                <text:p>0.48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3272">
                <text:p>0.43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546">
                <text:p>0.12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3856">
                <text:p>-0.83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039">
                <text:p>0.24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9119">
                <text:p>-0.19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262">
                <text:p>0.092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72362">
                <text:p>-0.72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557">
                <text:p>0.275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3959">
                <text:p>-0.13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731">
                <text:p>0.09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55475">
                <text:p>-0.55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124">
                <text:p>0.53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404">
                <text:p>-0.034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7563">
                <text:p>-0.275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581">
                <text:p>0.38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2254">
                <text:p>-0.32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8902">
                <text:p>0.48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8cm" svg:height="11.874cm" xlink:href=".." xlink:type="simple" chart:class="chart:scatter" chart:style-name="ch1">
        <chart:legend chart:legend-position="end" svg:x="18.736cm" svg:y="5.638cm" style:legend-expansion="high" chart:style-name="ch2"/>
        <chart:plot-area chart:style-name="ch3" table:cell-range-address="data.D1:data.D223" svg:x="0.431cm" svg:y="0.237cm" svg:width="17.874cm" svg:height="11.4cm">
          <chartooo:coordinate-region svg:x="0.973cm" svg:y="0.436cm" svg:width="17.052cm" svg:height="11.0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1:data.D223" chart:class="chart:scatter">
            <chart:data-point chart:repeated="2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D1:data.D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0873">
                <text:p>-1.00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9127">
                <text:p>-0.99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7453">
                <text:p>-1.1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455">
                <text:p>-0.3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1059">
                <text:p>-0.31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762">
                <text:p>1.75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4007">
                <text:p>-0.04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1212">
                <text:p>2.4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0659">
                <text:p>-0.40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331">
                <text:p>1.03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5824">
                <text:p>-0.25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02618">
                <text:p>-1.02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3963">
                <text:p>-1.13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824">
                <text:p>-0.25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3874">
                <text:p>1.33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7498">
                <text:p>-0.074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6839">
                <text:p>-0.66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4221">
                <text:p>-0.6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2146">
                <text:p>-0.92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2876">
                <text:p>-0.52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72075">
                <text:p>-0.72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5236">
                <text:p>-1.05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278">
                <text:p>0.762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6767">
                <text:p>-0.46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29">
                <text:p>0.01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3963">
                <text:p>-1.13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80642">
                <text:p>-2.80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41015">
                <text:p>-1.41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8255">
                <text:p>-0.98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0071">
                <text:p>-1.200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2903">
                <text:p>-1.82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409">
                <text:p>0.27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382">
                <text:p>-0.73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716">
                <text:p>0.52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5022">
                <text:p>-0.45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5">
                <text:p>0.8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608">
                <text:p>0.46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754">
                <text:p>0.38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9127">
                <text:p>-0.99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68941">
                <text:p>-1.68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97738">
                <text:p>-1.97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69813">
                <text:p>-1.69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7382">
                <text:p>-0.97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37">
                <text:p>-0.0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0116">
                <text:p>-0.10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0197">
                <text:p>2.00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5093">
                <text:p>-0.650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7293">
                <text:p>1.17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5165">
                <text:p>-0.851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781">
                <text:p>-2.17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82387">
                <text:p>-2.82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4399">
                <text:p>-2.4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236">
                <text:p>-1.5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455">
                <text:p>-0.3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456">
                <text:p>2.04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2414">
                <text:p>2.1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9769">
                <text:p>0.7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1969">
                <text:p>3.31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5895">
                <text:p>-0.45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623">
                <text:p>0.876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9786">
                <text:p>-0.397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1932">
                <text:p>-0.31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9929">
                <text:p>-0.79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9857">
                <text:p>-0.59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32289">
                <text:p>-1.322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2146">
                <text:p>-0.92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1202">
                <text:p>-0.71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533">
                <text:p>0.74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9457">
                <text:p>-0.694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9786">
                <text:p>-0.397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9786">
                <text:p>-0.39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132">
                <text:p>0.84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6295">
                <text:p>-0.36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1844">
                <text:p>0.51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3242">
                <text:p>3.232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956">
                <text:p>0.099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1141">
                <text:p>2.21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2262">
                <text:p>-0.022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4621">
                <text:p>-0.546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58309">
                <text:p>-3.58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29154">
                <text:p>-2.29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42404">
                <text:p>-0.424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8913">
                <text:p>-0.389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4951">
                <text:p>-0.24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691">
                <text:p>-0.8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0241">
                <text:p>0.902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6492">
                <text:p>1.364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75">
                <text:p>0.86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625">
                <text:p>-0.06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6295">
                <text:p>-0.36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.29867">
                <text:p>-4.298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45379">
                <text:p>-1.453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74176">
                <text:p>-1.741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17453">
                <text:p>-1.174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382">
                <text:p>-0.7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0482">
                <text:p>2.8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956">
                <text:p>0.09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2815">
                <text:p>2.02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602">
                <text:p>1.2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